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208f62" officeooo:paragraph-rsid="00208f6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261554" officeooo:paragraph-rsid="0026155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  <style:style style:name="T5" style:family="text">
      <style:text-properties officeooo:rsid="00286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4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4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4"/>
      <text:p text:style-name="P10">Положение маркера дефектных блоков: user+1d1</text:p>
      <text:p text:style-name="P9"/>
      <text:p text:style-name="P8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9"/>
      <text:p text:style-name="P5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5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5"/>
      <text:p text:style-name="P3">q<text:span text:style-name="T5">badblock</text:span> — построение списка заводских дефектных блоков </text:p>
      <text:p text:style-name="P6"/>
      <text:p text:style-name="P7">Программа q<text:span text:style-name="T5">badblock</text:span>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7"/>
      <text:p text:style-name="P11">$ ./<text:span text:style-name="T5">badblock</text:span> -d</text:p>
      <text:p text:style-name="P11">Построение списка дефектных блоков в интервале 00000000 - 00001000</text:p>
      <text:p text:style-name="P11"><text:s/>Проверка блока 00000312 - badblock (BSPFOTA+5f)</text:p>
      <text:p text:style-name="P11"><text:s/>Проверка блока 00000384 - badblock (APPSBL+4)</text:p>
      <text:p text:style-name="P11"><text:s/>Проверка блока 0000052a - badblock (SCRUB+151)</text:p>
      <text:p text:style-name="P11"><text:s/>Проверка блока 0000080f - badblock (USERDATA+ac)</text:p>
      <text:p text:style-name="P11"><text:s/>Проверка блока 00000a2e - badblock (RECOVERY+52)</text:p>
      <text:p text:style-name="P11"><text:s/>Проверка блока 00000b0e - badblock (ZTEDATA+d4)</text:p>
      <text:p text:style-name="P11"><text:s/>Проверка блока 00000e6a - badblock (RECOVERYFS+19f)</text:p>
      <text:p text:style-name="P11"><text:s/>Проверка блока 00000f36 - badblock (RECOVERYFS+26b)</text:p>
      <text:p text:style-name="P11"><text:s/>Проверка блока 00000fab - badblock (RECOVERYFS+2e0)</text:p>
      <text:p text:style-name="P11">* Всего дефектных блоков: 9</text:p>
      <text:p text:style-name="P11"/>
      <text:p text:style-name="P7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<text:soft-page-break/>проверяемых блоков. <text:span text:style-name="T5">Копия списка сохранияется в файл badblocks.lst. </text:span>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7"/>
      <text:p text:style-name="P7"/>
      <text:p text:style-name="P2">qrflash - Обработка дефектных блоков при чтении</text:p>
      <text:p text:style-name="P2"/>
      <text:p text:style-name="P5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5"/>
      <text:p text:style-name="P5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5"/>
      <text:p text:style-name="P5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5"/>
      <text:p text:style-name="P5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5"/>
      <text:p text:style-name="P5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3T14:08:36.022849117</dc:date>
    <meta:editing-duration>PT28M33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2" meta:paragraph-count="28" meta:word-count="905" meta:character-count="6731" meta:non-whitespace-character-count="5817"/>
  </office:meta>
</office:document-meta>
</file>